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C00000280E7FE995CABCE41C7.png" manifest:media-type="image/png"/>
  <manifest:file-entry manifest:full-path="Pictures/100000010000057F0000037B6EE0D3E1A9E1E1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916" officeooo:paragraph-rsid="0018c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.672cm" svg:width="17cm" svg:height="10.765cm" draw:z-index="0"><draw:image xlink:href="Pictures/100000010000057F0000037B6EE0D3E1A9E1E1E5.png" xlink:type="simple" xlink:show="embed" xlink:actuate="onLoad" draw:mime-type="image/png"/></draw:frame>Api funcionando</text:p>
      <text:p text:style-name="P1"/>
      <text:p text:style-name="P1"><draw:frame draw:style-name="fr1" draw:name="Image2" text:anchor-type="char" svg:x="0cm" svg:y="0.302cm" svg:width="17cm" svg:height="7.661cm" draw:z-index="1"><draw:image xlink:href="Pictures/100000010000058C00000280E7FE995CABCE41C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1:02:36.721046778</meta:creation-date>
    <dc:date>2023-05-17T21:47:30.017050231</dc:date>
    <meta:editing-duration>PT4M32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1" meta:word-count="2" meta:character-count="15" meta:non-whitespace-character-count="14"/>
  </office:meta>
</office:document-meta>
</file>